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I feel like my parents would kill me if I don’t go to school.”</text:p>
      <text:p text:style-name="Normal">“In that case…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o roast her instead: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When was the last time she’d played make-believe? Had anyone asked her now, she would have answered something along the lines of “dunno, a long time ago?” Much to her amusement though, were she asked the same question thirty minutes from now, she would have answered “about thirty minutes ago.”</text:p>
      <text:p text:style-name="Normal">The school counted two main buildings. Incidentally, a few floors in the older building went unused for most of the day. In her opinion, that was a real waste of precious space. Thus, pushed by a sense of duty and responsibility, she’d taken it upon herself to breathe life into the empty rooms: she repurposed them into a haven for the weary. More specifically, for one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You had to go through the main building, which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n their way to the restroom; of course you’d both be alert.</text:p>
      <text:p text:style-name="Normal">But, it wasn’t an unpleasant feeling.</text:p>
      <text:p text:style-name="Normal">Before either of you noticed, you’d developed an MO to handle the frequent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hallway when out of nowhere she pulled you into an empty classroom and closed the door behind her. Not thirty seconds later, you heard the janitor whistle by. On another close call, you were going up the stairs when she suddenly motioned you to stop; only then did you hear the footsteps of someone coming down from right above, making you both hastily glide down a couple flights of stairs.</text:p>
      <text:p text:style-name="Normal">Things weren’t always smooth-sailing, however. Once, she was about to scout a corner when you whispered:</text:p>
      <text:p text:style-name="Normal">“Hide!”</text:p>
      <text:p text:style-name="Normal">She didn’t need to be told twice, but she could only hide behind the corner. Still, it was much better than nothing, which is what you had.</text:p>
      <text:p text:style-name="Normal">“Good morning sir,” she heard you say.</text:p>
      <text:p text:style-name="Normal">“Hello there, what are you doing here?” A voice replied from some distance away. <text:span text:style-name="T1">That’s... The principal’s voice...!</text:span></text:p>
      <text:p text:style-name="Normal">“I’m not feeling great so, I’m looking for the nurse’s office,” you weren’t half-bad at lying, she could feel feebleness in your tone.</text:p>
      <text:p text:style-name="Normal">“Is that so now... Tell me, unless my sight is failing me, I seem to have seen someone go into that corridor just now.”</text:p>
      <text:p text:style-name="Normal">“Hm? Really?”</text:p>
      <text:p text:style-name="Normal">Then, she heard your footsteps, coming over to check for that someone. When they stopped, when your gaze met hers, you could both see a sparkle in the other’s eyes. She couldn’t suppress a grin while you had to hide yours behind words:</text:p>
      <text:p text:style-name="Normal">“Sorry sir, I’m afraid if there was anyone here, they must be really elusive.”</text:p>
      <text:p text:style-name="Normal">“... Sigh, whatever. The nurse’s office is on the floor above. Go up the stairs and you won’t miss it.”</text:p>
      <text:p text:style-name="Normal">“Thank you sir.”</text:p>
      <text:p text:style-name="Normal">She was tempted to say “thank you” too but miraculously stopped herself from doing so. There were no other incidents after this, and you both giggled your way to the promised land. It was on one of the floors reserved for afterschool club activities, and as she approached a door you asked:</text:p>
      <text:p text:style-name="Normal">“Aren’t all these rooms locked?”</text:p>
      <text:p text:style-name="Normal">“They are,” and, putting her hand on the handle, “unless I decide they aren’t. Open sesame,” she turned it and the door opened. “Welcome to my sanctuary.”</text:p>
      <text:p text:style-name="Normal">Her sanctuary was the literature club’s room. It was rather empty, with multiple desks joined together to make a single long table in the middle and a few chairs around it. There was a large bookshelf in the back, and it was full to the brim with books neatly organised by size, colour and genre. There was also a lone desk and chair by a window, and you probably didn’t need to wonder whose it was. Its owner nonchalantly laid her backpack there, opened the window and stretched with a yawn before relaxing in her seat.</text:p>
      <text:p text:style-name="Normal">“Every magician’s gotta have a hideout, and this is mine. So, still think I’m a terrible wizard?”</text:p>
      <text:p text:style-name="Normal">“You know, I thought it was actually pretty cool how you opened the door,”</text:p>
      <text:p text:style-name="Normal"><text:span text:style-name="T1">Really!? </text:span>♡⸜(˶˃ ᵕ ˂˶)⸝♡</text:p>
      <text:p text:style-name="Normal">“maybe you’re a better wizard than I gave you credit for.”</text:p>
      <text:p text:style-name="Normal">Needless to say, “hehehe~,” she was delighted, and it was written all over her smug face.</text:p>
      <text:p text:style-name="Normal">“I’m curious though, how did you learn of this place?”</text:p>
      <text:p text:style-name="Normal">“Hm? Because I’m part of the literature club of course.”</text:p>
      <text:p text:style-name="Normal">“Huh?” You drew back in shock.</text:p>
      <text:p text:style-name="Normal">“Huh?” <text:span text:style-name="T1">Why are you shocked?</text:span></text:p>
      <text:p text:style-name="Normal">“Ah, sorry, it’s just... that you of all people would ever join a club...”</text:p>
      <text:p text:style-name="Normal">Her heart went <text:span text:style-name="T1">Hmph! </text:span>(¬`‸´¬) but she knew where you where coming from, so she simply resigned herself to explaining.</text:p>
      <text:p text:style-name="Normal">“Sigh... Well, yeah, it doesn’t fit my image at all, does it?” You nodded enthusiastically —<text:span text:style-name="T1">why the enthusiasm?!</text:span>— and she continued, “Truth is, I didn’t really want to join either. It’s just, since my parents are never home, they wanted me to join a club so that... I guess, at least I have something to do, and it decreases the chances of me accidentally setting the house on fire while they’re gone?”</text:p>
      <text:p text:style-name="Normal">“... Have you ever set the house on fire?”</text:p>
      <text:p text:style-name="Normal">“N...o...? Not that I remember. Oh, but I did set a frying pan on fire once when I tried cooking something. Fortunately mom was home back then.”</text:p>
      <text:p text:style-name="Normal">“Somehow I can picture that,” you chuckled.</text:p>
      <text:p text:style-name="Normal">She wasn’t particularly proud of that episode so “anyway,” opted to change topics, “I didn’t actually have to pick the literature club, whichever I went with was fine. Besides, I was curious what it was like being in a club. Only, I didn’t exactly want the pressure of being in a volley team or anything, and in my mind the literature club was the one that required the least effort, so here I am.”</text:p>
      <text:p text:style-name="Normal">“That sounds more like you now,” for some reason you were looking up at the ceiling, were you perhaps imagining her short story? “But I have to say, between what you just said and our little adventure earlier, you’re a lot more daring than I first thought. And, this is a wild guess, but you’re probably more courageous than you think.” You paused for a second. “At least, in my eyes, you are courageous.”</text:p>
      <text:p text:style-name="Normal">“... Eh?” Old selves die hard, and your abrupt compliment made her brain lag. <text:span text:style-name="T1">Ah- huh? Eh? W-why did you say that all of a sudden? What do I say? What do I do? </text:span>Not finding an answer to any of these questions, she could only twiddle her own thumbs in embarrassment.</text:p>
      <text:p text:style-name="Normal">At the same time though, she was smiling. The more she thought about your words, the more they resonated with her.</text:p>
      <text:p text:style-name="Normal">“Thanks a lot.” In all likelihood, she’d attributed them a lot more significance than you’d given them, and that was okay. Little did she know, however, you weren’t quite done with your verbal assault:</text:p>
      <text:p text:style-name="Normal">“I don’t know if anyone ever told you, but you’re really cute when you get flustered like that.”</text:p>
      <text:p text:style-name="Normal">“...”</text:p>
      <text:p text:style-name="Normal"><text:span text:style-name="T1">...</text:span></text:p>
      <text:p text:style-name="Normal"><text:span text:style-name="T1">...</text:span></text:p>
      <text:p text:style-name="Normal">Her brain ceased functioning altogether.</text:p>
      <text:p text:style-name="Normal"><text:span text:style-name="T1">...</text:span></text:p>
      <text:p text:style-name="Normal"><text:span text:style-name="T1">...</text:span></text:p>
      <text:p text:style-name="Normal"><text:span text:style-name="T1">... Ah... I see... I must be in a dream again... And yet, you look so real... Sigh... Let’s enjoy it while it lasts...</text:span></text:p>
      <text:p text:style-name="Normal">“Sorry, what were you saying?”</text:p>
      <text:p text:style-name="Normal">Later on, she would come to believe that you’d probably figured out just how weak she was to compliments, and found the situation very amusing, otherwise you wouldn’t have had such a cheeky grin as you answered</text:p>
      <text:p text:style-name="Normal">“Oh, nothing, I was just saying that you’re really cute.”</text:p>
      <text:p text:style-name="Normal">Whether it was the will of God, the spirits of her ancestors or very the hands of Destiny itself slapping her in the face, half-way through your sentence she snapped out of it.</text:p>
      <text:p text:style-name="Normal">“Æh?”</text:p>
      <text:p text:style-name="Normal">As the universe conspired to make her hear your words, her cheeks flushed bright red, her vision became blurry, her head filled with fog that was probably coming out of her ears as steam, and she did her best to hide behind her backpack. Had she been a dog, her tail would be wagging furiously right now. She was happy as a puppy, but for some reason she was also upset at you. Maybe she’d sensed you’d done it on purpose?</text:p>
      <text:p text:style-name="Normal">In any case, she stayed like that for a while, occasionally shaking her backpack or making small “Hmm!!!” noises. When at last she did sulkily come out of her shell, she found you, looking satisfied with yourself, reading that book again. And as you noticed her,</text:p>
      <text:p text:style-name="Normal">“Hey~!” you smiled.</text:p>
      <text:p text:style-name="Normal"><text:span text:style-name="T1">Unforgivable! </text:span>She herself wasn’t sure what was unforgivable, but at any rate you couldn’t be forgiven.</text:p>
      <text:p text:style-name="Normal">Anyway, about five minutes later she forgave you and tried making small talk, asking about the story in your book. Just like that, things went back to normal between you and, until far-away bells rang lunch break, together, the two you flew through time, caring and talking about nothing in particular.</text:p>
      <text:p text:style-name="Normal"/>
      <text:p text:style-name="P1">••• •••</text:p>
      <text:p text:style-name="P1"/>
      <text:p text:style-name="Normal">This was the first time in what felt like forever that she was on her own agai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